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6567" officeooo:paragraph-rsid="001f65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ercitazioni universitarie:</text:p>
      <text:p text:style-name="P1">Raffinamento requisiti</text:p>
      <text:p text:style-name="P1"/>
      <text:p text:style-name="P1">1) Corso</text:p>
      <text:p text:style-name="P1"><text:s text:c="5"/>1.1) nome: Stringa</text:p>
      <text:p text:style-name="P1"><text:s text:c="5"/>1.2) numero credifi formativi: Intero &gt; 0</text:p>
      <text:p text:style-name="P1"><text:s text:c="5"/>1.3) docenti (più di uno): Stringa</text:p>
      <text:p text:style-name="P1"><text:s text:c="5"/>1.4) anno accademico: Stringa</text:p>
      <text:p text:style-name="P1"/>
      <text:p text:style-name="P1">2) Esercitazione</text:p>
      <text:p text:style-name="P1"><text:s text:c="4"/>2.1) codice: Stringa</text:p>
      <text:p text:style-name="P1"><text:s text:c="4"/>2.2) esercizi (v. req. 3)</text:p>
      <text:p text:style-name="P1"/>
      <text:p text:style-name="P1">3) Esercizio (v. req. 2)</text:p>
      <text:p text:style-name="P1"><text:s text:c="4"/>3.1) testo: Stringa</text:p>
      <text:p text:style-name="P1"><text:s text:c="4"/>3.2) soluzione: Stringa</text:p>
      <text:p text:style-name="P1"><text:s text:c="4"/>3.3) esercitazioni in cui è presentato</text:p>
      <text:p text:style-name="P1"><text:s text:c="4"/>3.4) esercitazioni in cui è stato risolto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12:28:28.121307551</meta:creation-date>
    <dc:date>2025-04-23T12:35:19.654761477</dc:date>
    <meta:editing-duration>PT6M51S</meta:editing-duration>
    <meta:editing-cycles>1</meta:editing-cycles>
    <meta:document-statistic meta:table-count="0" meta:image-count="0" meta:object-count="0" meta:page-count="1" meta:paragraph-count="15" meta:word-count="60" meta:character-count="431" meta:non-whitespace-character-count="341"/>
    <meta:generator>LibreOffice/7.3.7.2$Linux_X86_64 LibreOffice_project/30$Build-2</meta:generator>
  </office:meta>
</office:document-meta>
</file>